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6.7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REORDER" table:style-name="ta1">
        <table:shapes>
          <draw:frame draw:z-index="0" draw:style-name="gr1" draw:text-style-name="P1" svg:width="453.29pt" svg:height="255.23pt" svg:x="269.18pt" svg:y="134.02pt">
            <loext:p draw:notify-on-update-of-ranges="REORDER.A2:REORDER.A4 REORDER.B1:REORDER.B1 REORDER.B2:REORDER.B4 REORDER.C1:REORDER.C1 REORDER.C2:REORDER.C4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Corruption</text:p>
          </table:table-cell>
          <table:table-cell office:value-type="string" calcext:value-type="string">
            <text:p>Exp2_SCTP</text:p>
          </table:table-cell>
          <table:table-cell office:value-type="string" calcext:value-type="string">
            <text:p>Exp2_RDT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</table:table>
      <table:table table:name="CORRUPTION" table:style-name="ta1">
        <table:shapes>
          <draw:frame draw:z-index="0" draw:style-name="gr1" draw:text-style-name="P1" svg:width="453.29pt" svg:height="255.23pt" svg:x="269.18pt" svg:y="134.02pt">
            <loext:p draw:notify-on-update-of-ranges="CORRUPTION.A2:CORRUPTION.A4 CORRUPTION.B1:CORRUPTION.B1 CORRUPTION.B2:CORRUPTION.B4 CORRUPTION.C1:CORRUPTION.C1 CORRUPTION.C2:CORRUPTION.C4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Corruption</text:p>
          </table:table-cell>
          <table:table-cell office:value-type="string" calcext:value-type="string">
            <text:p>Exp2_SCTP</text:p>
          </table:table-cell>
          <table:table-cell office:value-type="string" calcext:value-type="string">
            <text:p>Exp2_RDT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3" calcext:value-type="float">
            <text:p>63</text:p>
          </table:table-cell>
          <table:table-cell office:value-type="float" office:value="42" calcext:value-type="float">
            <text:p>42</text:p>
          </table:table-cell>
        </table:table-row>
      </table:table>
      <table:table table:name="LOSS" table:style-name="ta1">
        <table:shapes>
          <draw:frame draw:z-index="0" draw:style-name="gr1" draw:text-style-name="P1" svg:width="453.32pt" svg:height="255.23pt" svg:x="229.38pt" svg:y="189.75pt">
            <loext:p draw:notify-on-update-of-ranges="LOSS.A2:LOSS.A4 LOSS.B1:LOSS.B1 LOSS.B2:LOSS.B4 LOSS.C1:LOSS.C1 LOSS.C2:LOSS.C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453.32pt" svg:height="255.26pt" svg:x="744.32pt" svg:y="185.22pt">
            <loext:p draw:notify-on-update-of-ranges="LOSS.A2:LOSS.A4 LOSS.D1:LOSS.D1 LOSS.D2:LOSS.D4 LOSS.E1:LOSS.E1 LOSS.E2:LOSS.E4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Loss</text:p>
          </table:table-cell>
          <table:table-cell office:value-type="string" calcext:value-type="string">
            <text:p>Exp1_RDT</text:p>
          </table:table-cell>
          <table:table-cell office:value-type="string" calcext:value-type="string">
            <text:p>Exp1_SCTP</text:p>
          </table:table-cell>
          <table:table-cell office:value-type="string" calcext:value-type="string">
            <text:p>Exp2_RDT</text:p>
          </table:table-cell>
          <table:table-cell office:value-type="string" calcext:value-type="string">
            <text:p>Exp2_SCTP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54" calcext:value-type="float">
            <text:p>54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float" office:value="109" calcext:value-type="float">
            <text:p>109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30">00/00/0000</text:date>, <text:time style:data-style-name="N2" text:time-value="17:51:36.3676463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30T17:51:37.498481363</meta:creation-date>
    <meta:editing-duration>PT1H20M42S</meta:editing-duration>
    <meta:editing-cycles>4</meta:editing-cycles>
    <meta:generator>LibreOffice/5.1.6.2$Linux_X86_64 LibreOffice_project/10m0$Build-2</meta:generator>
    <dc:date>2017-12-30T20:53:32.861744303</dc:date>
    <meta:document-statistic meta:table-count="3" meta:cell-count="44" meta:object-count="4"/>
  </office:meta>
</office:document-meta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3cm" svg:height="9.005cm" xlink:href=".." xlink:type="simple" chart:class="chart:line" chart:style-name="ch1">
        <chart:title svg:x="6.061cm" svg:y="0.316cm" chart:style-name="ch2">
          <text:p>Loss Experiment 1</text:p>
        </chart:title>
        <chart:subtitle svg:x="6.299cm" svg:y="1.275cm" chart:style-name="ch3">
          <text:p>Our RDT vs SCTP</text:p>
        </chart:subtitle>
        <chart:legend chart:legend-position="end" svg:x="12.744cm" svg:y="3.954cm" style:legend-expansion="high" chart:style-name="ch4"/>
        <chart:plot-area chart:style-name="ch5" table:cell-range-address="LOSS.A1:LOSS.C4" chart:data-source-has-labels="both" svg:x="1.33cm" svg:y="2.138cm" svg:width="11.095cm" svg:height="5.706cm">
          <chartooo:coordinate-region svg:x="2.137cm" svg:y="2.337cm" svg:width="10.101cm" svg:height="4.86cm"/>
          <chart:axis chart:dimension="x" chart:name="primary-x" chart:style-name="ch6" chartooo:axis-type="auto">
            <chartooo:date-scale/>
            <chart:title svg:x="5.312cm" svg:y="8.024cm" chart:style-name="ch7">
              <text:p>Loss Percentage (%)</text:p>
            </chart:title>
            <chart:categories table:cell-range-address="LOSS.A2:LOSS.A4"/>
          </chart:axis>
          <chart:axis chart:dimension="y" chart:name="primary-y" chart:style-name="ch6">
            <chart:title svg:x="0.451cm" svg:y="5.617cm" chart:style-name="ch8">
              <text:p>Time (s)</text:p>
            </chart:title>
            <chart:grid chart:style-name="ch9" chart:class="major"/>
          </chart:axis>
          <chart:series chart:style-name="ch10" chart:values-cell-range-address="LOSS.B2:LOSS.B4" chart:label-cell-address="LOSS.B1:LOSS.B1" chart:class="chart:line">
            <chart:data-point chart:repeated="3"/>
          </chart:series>
          <chart:series chart:style-name="ch11" chart:values-cell-range-address="LOSS.C2:LOSS.C4" chart:label-cell-address="LOSS.C1:LOSS.C1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p1_RDT</text:p>
                <draw:g>
                  <svg:desc>LOSS.B1:LOSS.B1</svg:desc>
                </draw:g>
              </table:table-cell>
              <table:table-cell office:value-type="string">
                <text:p>Exp1_SCTP</text:p>
                <draw:g>
                  <svg:desc>LOSS.C1:LOSS.C1</svg:desc>
                </draw:g>
              </table:table-cell>
            </table:table-row>
          </table:table-header-rows>
          <table:table-rows>
            <table:table-row>
              <table:table-cell office:value-type="float" office:value="0.1">
                <text:p>0.1</text:p>
                <draw:g>
                  <svg:desc>LOSS.A2:LOSS.A4</svg:desc>
                </draw:g>
              </table:table-cell>
              <table:table-cell office:value-type="float" office:value="11">
                <text:p>11</text:p>
                <draw:g>
                  <svg:desc>LOSS.B2:LOSS.B4</svg:desc>
                </draw:g>
              </table:table-cell>
              <table:table-cell office:value-type="float" office:value="18">
                <text:p>18</text:p>
                <draw:g>
                  <svg:desc>LOSS.C2:LOSS.C4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41">
                <text:p>4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65">
                <text:p>65</text:p>
              </table:table-cell>
              <table:table-cell office:value-type="float" office:value="109">
                <text:p>10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3cm" svg:height="9.006cm" xlink:href=".." xlink:type="simple" chart:class="chart:line" chart:style-name="ch1">
        <chart:title svg:x="6.061cm" svg:y="0.316cm" chart:style-name="ch2">
          <text:p>Loss Experiment 2</text:p>
        </chart:title>
        <chart:subtitle svg:x="6.299cm" svg:y="1.275cm" chart:style-name="ch3">
          <text:p>Our RDT vs SCTP</text:p>
        </chart:subtitle>
        <chart:legend chart:legend-position="end" svg:x="12.744cm" svg:y="3.955cm" style:legend-expansion="high" chart:style-name="ch4"/>
        <chart:plot-area chart:style-name="ch5" table:cell-range-address="LOSS.A2:LOSS.A4 LOSS.D1:LOSS.E4" chart:data-source-has-labels="both" svg:x="1.33cm" svg:y="2.138cm" svg:width="11.095cm" svg:height="5.707cm">
          <chartooo:coordinate-region svg:x="1.951cm" svg:y="2.337cm" svg:width="10.287cm" svg:height="4.861cm"/>
          <chart:axis chart:dimension="x" chart:name="primary-x" chart:style-name="ch6" chartooo:axis-type="auto">
            <chartooo:date-scale/>
            <chart:title svg:x="5.312cm" svg:y="8.025cm" chart:style-name="ch7">
              <text:p>Loss Percentage (%)</text:p>
            </chart:title>
            <chart:categories table:cell-range-address="LOSS.A2:LOSS.A4"/>
          </chart:axis>
          <chart:axis chart:dimension="y" chart:name="primary-y" chart:style-name="ch6">
            <chart:title svg:x="0.451cm" svg:y="5.617cm" chart:style-name="ch8">
              <text:p>Time (s)</text:p>
            </chart:title>
            <chart:grid chart:style-name="ch9" chart:class="major"/>
          </chart:axis>
          <chart:series chart:style-name="ch10" chart:values-cell-range-address="LOSS.D2:LOSS.D4" chart:label-cell-address="LOSS.D1:LOSS.D1" chart:class="chart:line">
            <chart:data-point chart:repeated="3"/>
          </chart:series>
          <chart:series chart:style-name="ch11" chart:values-cell-range-address="LOSS.E2:LOSS.E4" chart:label-cell-address="LOSS.E1:LOSS.E1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p2_RDT</text:p>
                <draw:g>
                  <svg:desc>LOSS.D1:LOSS.D1</svg:desc>
                </draw:g>
              </table:table-cell>
              <table:table-cell office:value-type="string">
                <text:p>Exp2_SCTP</text:p>
                <draw:g>
                  <svg:desc>LOSS.E1:LOSS.E1</svg:desc>
                </draw:g>
              </table:table-cell>
            </table:table-row>
          </table:table-header-rows>
          <table:table-rows>
            <table:table-row>
              <table:table-cell office:value-type="float" office:value="0.1">
                <text:p>0.1</text:p>
                <draw:g>
                  <svg:desc>LOSS.A2:LOSS.A4</svg:desc>
                </draw:g>
              </table:table-cell>
              <table:table-cell office:value-type="float" office:value="5">
                <text:p>5</text:p>
                <draw:g>
                  <svg:desc>LOSS.D2:LOSS.D4</svg:desc>
                </draw:g>
              </table:table-cell>
              <table:table-cell office:value-type="float" office:value="8">
                <text:p>8</text:p>
                <draw:g>
                  <svg:desc>LOSS.E2:LOSS.E4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9">
                <text:p>1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7">
                <text:p>27</text:p>
              </table:table-cell>
              <table:table-cell office:value-type="float" office:value="43">
                <text:p>4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2cm" svg:height="9.005cm" xlink:href=".." xlink:type="simple" chart:class="chart:line" chart:style-name="ch1">
        <chart:title svg:x="6.881cm" svg:y="0.316cm" chart:style-name="ch2">
          <text:p>Corruption</text:p>
        </chart:title>
        <chart:subtitle svg:x="6.299cm" svg:y="1.275cm" chart:style-name="ch3">
          <text:p>Our RDT vs SCTP</text:p>
        </chart:subtitle>
        <chart:legend chart:legend-position="end" svg:x="12.743cm" svg:y="3.954cm" style:legend-expansion="high" chart:style-name="ch4"/>
        <chart:plot-area chart:style-name="ch5" table:cell-range-address="CORRUPTION.A1:CORRUPTION.C4" chart:data-source-has-labels="both" svg:x="1.33cm" svg:y="2.138cm" svg:width="11.094cm" svg:height="5.706cm">
          <chartooo:coordinate-region svg:x="1.951cm" svg:y="2.337cm" svg:width="10.286cm" svg:height="4.86cm"/>
          <chart:axis chart:dimension="x" chart:name="primary-x" chart:style-name="ch6" chartooo:axis-type="auto">
            <chartooo:date-scale/>
            <chart:title svg:x="4.888cm" svg:y="8.024cm" chart:style-name="ch7">
              <text:p>Corruption Percentage (%)</text:p>
            </chart:title>
            <chart:categories table:cell-range-address="CORRUPTION.A2:CORRUPTION.A4"/>
          </chart:axis>
          <chart:axis chart:dimension="y" chart:name="primary-y" chart:style-name="ch6">
            <chart:title svg:x="0.451cm" svg:y="5.617cm" chart:style-name="ch8">
              <text:p>Time (s)</text:p>
            </chart:title>
            <chart:grid chart:style-name="ch9" chart:class="major"/>
          </chart:axis>
          <chart:series chart:style-name="ch10" chart:values-cell-range-address="CORRUPTION.B2:CORRUPTION.B4" chart:label-cell-address="CORRUPTION.B1:CORRUPTION.B1" chart:class="chart:line">
            <chart:data-point chart:repeated="3"/>
          </chart:series>
          <chart:series chart:style-name="ch11" chart:values-cell-range-address="CORRUPTION.C2:CORRUPTION.C4" chart:label-cell-address="CORRUPTION.C1:CORRUPTION.C1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p2_SCTP</text:p>
                <draw:g>
                  <svg:desc>CORRUPTION.B1:CORRUPTION.B1</svg:desc>
                </draw:g>
              </table:table-cell>
              <table:table-cell office:value-type="string">
                <text:p>Exp2_RDT</text:p>
                <draw:g>
                  <svg:desc>CORRUPTION.C1:CORRUPTION.C1</svg:desc>
                </draw:g>
              </table:table-cell>
            </table:table-row>
          </table:table-header-rows>
          <table:table-rows>
            <table:table-row>
              <table:table-cell office:value-type="float" office:value="0.1">
                <text:p>0.1</text:p>
                <draw:g>
                  <svg:desc>CORRUPTION.A2:CORRUPTION.A4</svg:desc>
                </draw:g>
              </table:table-cell>
              <table:table-cell office:value-type="float" office:value="9">
                <text:p>9</text:p>
                <draw:g>
                  <svg:desc>CORRUPTION.B2:CORRUPTION.B4</svg:desc>
                </draw:g>
              </table:table-cell>
              <table:table-cell office:value-type="float" office:value="6">
                <text:p>6</text:p>
                <draw:g>
                  <svg:desc>CORRUPTION.C2:CORRUPTION.C4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8">
                <text:p>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63">
                <text:p>63</text:p>
              </table:table-cell>
              <table:table-cell office:value-type="float" office:value="42">
                <text:p>4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2cm" svg:height="9.005cm" xlink:href=".." xlink:type="simple" chart:class="chart:line" chart:style-name="ch1">
        <chart:title svg:x="7.119cm" svg:y="0.316cm" chart:style-name="ch2">
          <text:p>Reorder</text:p>
        </chart:title>
        <chart:subtitle svg:x="6.299cm" svg:y="1.275cm" chart:style-name="ch3">
          <text:p>Our RDT vs SCTP</text:p>
        </chart:subtitle>
        <chart:legend chart:legend-position="end" svg:x="12.743cm" svg:y="3.954cm" style:legend-expansion="high" chart:style-name="ch4"/>
        <chart:plot-area chart:style-name="ch5" table:cell-range-address="REORDER.A1:REORDER.C4" chart:data-source-has-labels="both" svg:x="1.33cm" svg:y="2.138cm" svg:width="11.094cm" svg:height="5.706cm">
          <chartooo:coordinate-region svg:x="1.951cm" svg:y="2.337cm" svg:width="10.286cm" svg:height="4.86cm"/>
          <chart:axis chart:dimension="x" chart:name="primary-x" chart:style-name="ch6" chartooo:axis-type="auto">
            <chartooo:date-scale/>
            <chart:title svg:x="5.06cm" svg:y="8.024cm" chart:style-name="ch7">
              <text:p>Reorder Percentage (%)</text:p>
            </chart:title>
            <chart:categories table:cell-range-address="REORDER.A2:REORDER.A4"/>
          </chart:axis>
          <chart:axis chart:dimension="y" chart:name="primary-y" chart:style-name="ch6">
            <chart:title svg:x="0.451cm" svg:y="5.617cm" chart:style-name="ch8">
              <text:p>Time (s)</text:p>
            </chart:title>
            <chart:grid chart:style-name="ch9" chart:class="major"/>
          </chart:axis>
          <chart:series chart:style-name="ch10" chart:values-cell-range-address="REORDER.B2:REORDER.B4" chart:label-cell-address="REORDER.B1:REORDER.B1" chart:class="chart:line">
            <chart:data-point chart:repeated="3"/>
          </chart:series>
          <chart:series chart:style-name="ch11" chart:values-cell-range-address="REORDER.C2:REORDER.C4" chart:label-cell-address="REORDER.C1:REORDER.C1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p2_SCTP</text:p>
                <draw:g>
                  <svg:desc>REORDER.B1:REORDER.B1</svg:desc>
                </draw:g>
              </table:table-cell>
              <table:table-cell office:value-type="string">
                <text:p>Exp2_RDT</text:p>
                <draw:g>
                  <svg:desc>REORDER.C1:REORDER.C1</svg:desc>
                </draw:g>
              </table:table-cell>
            </table:table-row>
          </table:table-header-rows>
          <table:table-rows>
            <table:table-row>
              <table:table-cell office:value-type="float" office:value="0.1">
                <text:p>0.1</text:p>
                <draw:g>
                  <svg:desc>REORDER.A2:REORDER.A4</svg:desc>
                </draw:g>
              </table:table-cell>
              <table:table-cell office:value-type="float" office:value="0">
                <text:p>0</text:p>
                <draw:g>
                  <svg:desc>REORDER.B2:REORDER.B4</svg:desc>
                </draw:g>
              </table:table-cell>
              <table:table-cell office:value-type="float" office:value="1">
                <text:p>1</text:p>
                <draw:g>
                  <svg:desc>REORDER.C2:REORDER.C4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